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6706" officeooo:paragraph-rsid="000d6706"/>
    </style:style>
    <style:style style:name="P2" style:family="paragraph" style:parent-style-name="Standard">
      <style:text-properties officeooo:rsid="000d6706" officeooo:paragraph-rsid="000e108c"/>
    </style:style>
    <style:style style:name="P3" style:family="paragraph" style:parent-style-name="Standard">
      <style:text-properties officeooo:rsid="000d6706" officeooo:paragraph-rsid="0011dc7c"/>
    </style:style>
    <style:style style:name="P4" style:family="paragraph" style:parent-style-name="Standard">
      <style:text-properties officeooo:rsid="000ff3f2" officeooo:paragraph-rsid="000ff3f2"/>
    </style:style>
    <style:style style:name="P5" style:family="paragraph" style:parent-style-name="Standard">
      <style:text-properties officeooo:rsid="000ff3f2" officeooo:paragraph-rsid="0011dc7c"/>
    </style:style>
    <style:style style:name="P6" style:family="paragraph" style:parent-style-name="Standard">
      <style:text-properties officeooo:rsid="0011dc7c" officeooo:paragraph-rsid="0011dc7c"/>
    </style:style>
    <style:style style:name="P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" style:family="paragraph">
      <style:paragraph-properties fo:text-align="center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officeooo:rsid="000e108c"/>
    </style:style>
    <style:style style:name="T2" style:family="text">
      <style:text-properties officeooo:rsid="0011dc7c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/>
    </style:style>
    <style:style style:name="gr2" style:family="graphic">
      <style:graphic-properties style:wrap="run-through" style:number-wrapped-paragraphs="no-limit" style:vertical-pos="from-top" style:horizontal-pos="from-left" style:horizontal-rel="paragraph"/>
    </style:style>
    <style:style style:name="gr3" style:family="graphic">
      <style:graphic-properties draw:textarea-vertical-align="middle" style:wrap="run-through" style:number-wrapped-paragraphs="no-limit" style:vertical-pos="from-top" style:horizontal-pos="from-left" style:horizontal-rel="paragraph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ombobox form:name="Combo Box 1" form:control-implementation="ooo:com.sun.star.form.component.ComboBox" xml:id="control1" form:id="control1" form:dropdown="true" form:size="20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</form:combobox>
          <form:combobox form:name="Combo Box 1" form:control-implementation="ooo:com.sun.star.form.component.ComboBox" xml:id="control2" form:id="control2" form:dropdown="true" form:size="20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</form:combobox>
          <form:combobox form:name="HEIGHT" form:control-implementation="ooo:com.sun.star.form.component.ComboBox" xml:id="control3" form:id="control3" form:dropdown="true" form:size="20" form:current-value="HEIGHT" form:value="HEIGHT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1-100"/>
          </form:combobox>
          <form:combobox form:name="WIDTH" form:control-implementation="ooo:com.sun.star.form.component.ComboBox" xml:id="control4" form:id="control4" form:disabled="true" form:dropdown="true" form:size="20" form:current-value="WIDTH" form:value="WIDTH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1-100"/>
          </form:combobox>
          <form:combobox form:name="DEPTH" form:control-implementation="ooo:com.sun.star.form.component.ComboBox" xml:id="control5" form:id="control5" form:dropdown="true" form:size="20" form:current-value="DEPTH" form:value="DEPTH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1-100"/>
          </form:combobox>
          <form:button form:name="Push Button 1" form:control-implementation="ooo:com.sun.star.form.component.CommandButton" xml:id="control6" form:id="control6" form:label="START" office:target-frame="" xlink:href="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checkbox form:name="Check Box 1" form:control-implementation="ooo:com.sun.star.form.component.CheckBox" xml:id="control7" form:id="control7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8" form:id="control8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9" form:id="control9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0" form:id="control10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1" form:id="control11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2" form:id="control12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3" form:id="control13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4" form:id="control14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5" form:id="control15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6" form:id="control16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7" form:id="control17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8" form:id="control18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ombobox form:name="Combo Box 1" form:control-implementation="ooo:com.sun.star.form.component.ComboBox" xml:id="control19" form:id="control19" form:dropdown="true" form:size="20" form:current-value="QTY" form:value="QTY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</form:combobox>
          <form:combobox form:name="Combo Box 1" form:control-implementation="ooo:com.sun.star.form.component.ComboBox" xml:id="control20" form:id="control20" form:dropdown="true" form:size="20" form:current-value="QTY" form:value="QTY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</form:combobox>
          <form:combobox form:name="Combo Box 1" form:control-implementation="ooo:com.sun.star.form.component.ComboBox" xml:id="control21" form:id="control21" form:dropdown="true" form:size="20" form:current-value="QTY" form:value="QTY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</form:combobox>
          <form:combobox form:name="Combo Box 1" form:control-implementation="ooo:com.sun.star.form.component.ComboBox" xml:id="control22" form:id="control22" form:dropdown="true" form:tab-stop="true" form:size="20" form:current-value="Select rating" form:value="Select rating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50-1000VA"/>
            <form:item form:label="1500-3KVA"/>
          </form:combobox>
          <form:checkbox form:name="Check Box 1" form:control-implementation="ooo:com.sun.star.form.component.CheckBox" xml:id="control23" form:id="control23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24" form:id="control24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ombobox form:name="Combo Box 1" form:control-implementation="ooo:com.sun.star.form.component.ComboBox" xml:id="control25" form:id="control25" form:dropdown="true" form:size="20" form:current-value="QTY" form:value="QTY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</form:combobox>
          <form:combobox form:name="Combo Box 1" form:control-implementation="ooo:com.sun.star.form.component.ComboBox" xml:id="control26" form:id="control26" form:dropdown="true" form:size="20" form:current-value="QTY" form:value="QTY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</form:combobox>
          <form:combobox form:name="Combo Box 1" form:control-implementation="ooo:com.sun.star.form.component.ComboBox" xml:id="control27" form:id="control27" form:dropdown="true" form:size="20" form:current-value="QTY" form:value="QTY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</form:combobox>
          <form:combobox form:name="Combo Box 1" form:control-implementation="ooo:com.sun.star.form.component.ComboBox" xml:id="control28" form:id="control28" form:dropdown="true" form:size="20" form:current-value="QTY" form:value="QTY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</form:combobox>
          <form:combobox form:name="Combo Box 1" form:control-implementation="ooo:com.sun.star.form.component.ComboBox" xml:id="control29" form:id="control29" form:dropdown="true" form:size="20" form:current-value="QTY" form:value="QTY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</form:combobox>
          <form:combobox form:name="Combo Box 1" form:control-implementation="ooo:com.sun.star.form.component.ComboBox" xml:id="control30" form:id="control30" form:dropdown="true" form:size="20" form:current-value="QTY" form:value="QTY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</form:combobox>
          <form:combobox form:name="Combo Box 1" form:control-implementation="ooo:com.sun.star.form.component.ComboBox" xml:id="control31" form:id="control31" form:dropdown="true" form:size="20" form:current-value="QTY" form:value="QTY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</form:combobox>
          <form:combobox form:name="Combo Box 1" form:control-implementation="ooo:com.sun.star.form.component.ComboBox" xml:id="control32" form:id="control32" form:dropdown="true" form:size="20" form:current-value="QTY" form:value="QTY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</form:combobox>
          <form:combobox form:name="Combo Box 1" form:control-implementation="ooo:com.sun.star.form.component.ComboBox" xml:id="control33" form:id="control33" form:dropdown="true" form:size="20" form:current-value="QTY" form:value="QTY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</form:combobox>
          <form:combobox form:name="Combo Box 1" form:control-implementation="ooo:com.sun.star.form.component.ComboBox" xml:id="control34" form:id="control34" form:dropdown="true" form:size="20" form:current-value="QTY" form:value="QTY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</form:combobox>
          <form:combobox form:name="Combo Box 1" form:control-implementation="ooo:com.sun.star.form.component.ComboBox" xml:id="control35" form:id="control35" form:dropdown="true" form:size="20" form:current-value="QTY" form:value="QTY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</form:combobox>
          <form:combobox form:name="Combo Box 1" form:control-implementation="ooo:com.sun.star.form.component.ComboBox" xml:id="control36" form:id="control36" form:dropdown="true" form:size="20" form:current-value="QTY" form:value="QTY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</form:combobox>
          <form:combobox form:name="Combo Box 1" form:control-implementation="ooo:com.sun.star.form.component.ComboBox" xml:id="control37" form:id="control37" form:dropdown="true" form:size="20" form:current-value="QTY" form:value="QTY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</form:combobox>
          <form:combobox form:name="Combo Box 1" form:control-implementation="ooo:com.sun.star.form.component.ComboBox" xml:id="control38" form:id="control38" form:dropdown="true" form:size="20" form:current-value="QTY" form:value="QTY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</form:combobox>
          <form:combobox form:name="Combo Box 1" form:control-implementation="ooo:com.sun.star.form.component.ComboBox" xml:id="control39" form:id="control39" form:dropdown="true" form:size="20" form:current-value="QTY" form:value="QTY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</form:combobox>
          <form:combobox form:name="Combo Box 1" form:control-implementation="ooo:com.sun.star.form.component.ComboBox" xml:id="control40" form:id="control40" form:dropdown="true" form:size="20" form:current-value="QTY" form:value="QTY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</form:combobox>
          <form:combobox form:name="Combo Box 1" form:control-implementation="ooo:com.sun.star.form.component.ComboBox" xml:id="control41" form:id="control41" form:dropdown="true" form:size="20" form:current-value="QTY" form:value="QTY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</form:combo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NEL INFO</text:p>
      <text:p text:style-name="P1"><text:tab/>PANEL SUPPLY VOLTAGE <draw:control text:anchor-type="as-char" draw:z-index="0" draw:name="Shape1" draw:style-name="gr1" draw:text-style-name="P7" svg:width="1.1087in" svg:height="0.2276in" draw:control="control1"/></text:p>
      <text:p text:style-name="P1"><text:tab/>MAX PANEL AMPERAGE <text:s/><draw:control text:anchor-type="as-char" draw:z-index="1" draw:name="Shape1" draw:style-name="gr1" draw:text-style-name="P7" svg:width="1.1087in" svg:height="0.2276in" draw:control="control2"/></text:p>
      <text:p text:style-name="P1"><text:tab/><text:tab/>PANEL SIZE<draw:control text:anchor-type="as-char" draw:z-index="2" draw:name="Shape1" draw:style-name="gr1" draw:text-style-name="P7" svg:width="1.1087in" svg:height="0.2276in" draw:control="control3"/><draw:control text:anchor-type="as-char" draw:z-index="3" draw:name="Shape1" draw:style-name="gr1" draw:text-style-name="P7" svg:width="1.1087in" svg:height="0.2276in" draw:control="control4"/><draw:control text:anchor-type="as-char" draw:z-index="4" draw:name="Shape1" draw:style-name="gr1" draw:text-style-name="P7" svg:width="1.1087in" svg:height="0.2276in" draw:control="control5"/></text:p>
      <text:p text:style-name="P1"><text:tab/><text:tab/>__</text:p>
      <text:p text:style-name="P1"><text:tab/><text:tab/>PANEL AREA</text:p>
      <text:p text:style-name="P1"/>
      <text:p text:style-name="P1">PANEL OPTIONS </text:p>
      <text:p text:style-name="P1"><text:tab/><draw:control text:anchor-type="as-char" svg:y="-0.1165in" draw:z-index="6" draw:name="Shape3" draw:style-name="gr3" draw:text-style-name="P7" svg:width="0.1043in" svg:height="0.1134in" draw:control="control7"/> <text:s/>DISCONNECT </text:p>
      <text:p text:style-name="P1"/>
      <text:p text:style-name="P1"><text:tab/><text:tab/></text:p>
      <text:p text:style-name="P2"><text:tab/><draw:control text:anchor-type="as-char" svg:y="-0.1165in" draw:z-index="7" draw:name="Shape3" draw:style-name="gr3" draw:text-style-name="P7" svg:width="0.1043in" svg:height="0.1134in" draw:control="control8"/> <text:s/>FUSING <text:span text:style-name="T1">&lt;function showFusingForm(){show below}&gt;</text:span></text:p>
      <text:p text:style-name="P2"><text:tab/><text:tab/><text:tab/><text:span text:style-name="T1">1 POLE </text:span><text:span text:style-name="T1"><draw:control text:anchor-type="as-char" svg:y="-0.1736in" draw:z-index="18" draw:name="Shape1" draw:style-name="gr2" draw:text-style-name="P7" svg:width="1.1087in" svg:height="0.2276in" draw:control="control19"/></text:span></text:p>
      <text:p text:style-name="P2"><text:span text:style-name="T1"><text:tab/><text:tab/><text:tab/>2 POLE </text:span><text:span text:style-name="T1"><draw:control text:anchor-type="as-char" draw:z-index="19" draw:name="Shape1" draw:style-name="gr1" draw:text-style-name="P7" svg:width="1.1087in" svg:height="0.2276in" draw:control="control20"/></text:span></text:p>
      <text:p text:style-name="P2"><text:span text:style-name="T1"><text:tab/><text:tab/><text:tab/>3 POLE </text:span><text:span text:style-name="T1"><draw:control text:anchor-type="as-char" draw:z-index="20" draw:name="Shape1" draw:style-name="gr1" draw:text-style-name="P7" svg:width="1.1087in" svg:height="0.2276in" draw:control="control21"/></text:span></text:p>
      <text:p text:style-name="P2"/>
      <text:p text:style-name="P2"><text:tab/><draw:control text:anchor-type="as-char" svg:y="-0.1165in" draw:z-index="8" draw:name="Shape3" draw:style-name="gr3" draw:text-style-name="P7" svg:width="0.1043in" svg:height="0.1134in" draw:control="control9"/> <text:s/>TRANSFORMER</text:p>
      <text:p text:style-name="P2"><text:tab/><text:tab/><text:span text:style-name="T1">TRANSFORMER SIZING</text:span></text:p>
      <text:p text:style-name="P3"><text:tab/><text:tab/><text:tab/><text:span text:style-name="T1">SELECT BY RATING </text:span><text:span text:style-name="T1"><draw:control text:anchor-type="as-char" draw:z-index="21" draw:name="Shape1" draw:style-name="gr1" draw:text-style-name="P7" svg:width="1.1087in" svg:height="0.2276in" draw:control="control22"/></text:span><text:span text:style-name="T1"><draw:control text:anchor-type="as-char" draw:z-index="40" draw:name="Shape1" draw:style-name="gr1" draw:text-style-name="P7" svg:width="1.1087in" svg:height="0.2276in" draw:control="control41"/></text:span></text:p>
      <text:p text:style-name="P2"/>
      <text:p text:style-name="P2"/>
      <text:p text:style-name="P2"><text:tab/><draw:control text:anchor-type="as-char" svg:y="-0.1165in" draw:z-index="9" draw:name="Shape3" draw:style-name="gr3" draw:text-style-name="P7" svg:width="0.1043in" svg:height="0.1134in" draw:control="control10"/> <text:s/>MOTOR <text:span text:style-name="T2">CONTACTOR</text:span></text:p>
      <text:p text:style-name="P6"><text:tab/><text:tab/>50A <text:tab/><text:tab/> <draw:control text:anchor-type="as-char" draw:z-index="37" draw:name="Shape1" draw:style-name="gr1" draw:text-style-name="P7" svg:width="1.1087in" svg:height="0.2276in" draw:control="control38"/></text:p>
      <text:p text:style-name="P6"><text:tab/><text:tab/>150A<text:tab/><text:tab/> <draw:control text:anchor-type="as-char" draw:z-index="38" draw:name="Shape1" draw:style-name="gr1" draw:text-style-name="P7" svg:width="1.1087in" svg:height="0.2276in" draw:control="control39"/></text:p>
      <text:p text:style-name="P6"><text:tab/><text:tab/>200A +<text:tab/> <draw:control text:anchor-type="as-char" draw:z-index="39" draw:name="Shape1" draw:style-name="gr1" draw:text-style-name="P7" svg:width="1.1087in" svg:height="0.2276in" draw:control="control40"/></text:p>
      <text:p text:style-name="P2"/>
      <text:p text:style-name="P2"><text:tab/><draw:control text:anchor-type="as-char" svg:y="-0.1165in" draw:z-index="10" draw:name="Shape3" draw:style-name="gr3" draw:text-style-name="P7" svg:width="0.1043in" svg:height="0.1134in" draw:control="control11"/> <text:s/>POWER SUPPLY</text:p>
      <text:p text:style-name="P2"/>
      <text:p text:style-name="P2"><text:tab/><draw:control text:anchor-type="as-char" svg:y="-0.1165in" draw:z-index="11" draw:name="Shape3" draw:style-name="gr3" draw:text-style-name="P7" svg:width="0.1043in" svg:height="0.1134in" draw:control="control12"/> <text:s/>CONTROL </text:p>
      <text:p text:style-name="P2"/>
      <text:p text:style-name="P2"><text:tab/><draw:control text:anchor-type="as-char" svg:y="-0.1165in" draw:z-index="12" draw:name="Shape3" draw:style-name="gr3" draw:text-style-name="P7" svg:width="0.1043in" svg:height="0.1134in" draw:control="control13"/> <text:s/>RELAYS </text:p>
      <text:p text:style-name="P5"><text:tab/><text:tab/>2 POLE <text:tab/><text:tab/><text:tab/><draw:control text:anchor-type="as-char" draw:z-index="24" draw:name="Shape1" draw:style-name="gr1" draw:text-style-name="P7" svg:width="1.1087in" svg:height="0.2276in" draw:control="control25"/></text:p>
      <text:p text:style-name="P5"><text:tab/><text:tab/>FORCEGUIDED<text:tab/><text:tab/><draw:control text:anchor-type="as-char" draw:z-index="25" draw:name="Shape1" draw:style-name="gr1" draw:text-style-name="P7" svg:width="1.1087in" svg:height="0.2276in" draw:control="control26"/></text:p>
      <text:p text:style-name="P5"><text:tab/><text:tab/>SAFETY RELAY<text:tab/><text:tab/><draw:control text:anchor-type="as-char" draw:z-index="26" draw:name="Shape1" draw:style-name="gr1" draw:text-style-name="P7" svg:width="1.1087in" svg:height="0.2276in" draw:control="control27"/></text:p>
      <text:p text:style-name="P2"><text:tab/><draw:control text:anchor-type="as-char" svg:y="-0.1165in" draw:z-index="13" draw:name="Shape3" draw:style-name="gr3" draw:text-style-name="P7" svg:width="0.1043in" svg:height="0.1134in" draw:control="control14"/> <text:s/>PLC </text:p>
      <text:p text:style-name="P3"><text:span text:style-name="T2"><text:tab/><text:tab/>MAIN UNIT AND POWER SUP.<text:tab/></text:span><text:span text:style-name="T2"><draw:control text:anchor-type="as-char" draw:z-index="27" draw:name="Shape1" draw:style-name="gr1" draw:text-style-name="P7" svg:width="1.1087in" svg:height="0.2276in" draw:control="control28"/></text:span></text:p>
      <text:p text:style-name="P3"><text:span text:style-name="T2"><text:tab/><text:tab/>DIGITAL IN / OUT <text:s/>(16pt)<text:tab/><text:tab/></text:span><text:span text:style-name="T2"><draw:control text:anchor-type="as-char" draw:z-index="28" draw:name="Shape1" draw:style-name="gr1" draw:text-style-name="P7" svg:width="1.1087in" svg:height="0.2276in" draw:control="control29"/></text:span></text:p>
      <text:p text:style-name="P3"><text:span text:style-name="T2"><text:tab/><text:tab/>ANALOG IN / OUT <text:s/>(16pt)<text:tab/><text:tab/></text:span><text:span text:style-name="T2"><draw:control text:anchor-type="as-char" draw:z-index="29" draw:name="Shape1" draw:style-name="gr1" draw:text-style-name="P7" svg:width="1.1087in" svg:height="0.2276in" draw:control="control30"/></text:span></text:p>
      <text:p text:style-name="P3"><text:tab/><draw:control text:anchor-type="as-char" svg:y="-0.1165in" draw:z-index="14" draw:name="Shape3" draw:style-name="gr3" draw:text-style-name="P7" svg:width="0.1043in" svg:height="0.1134in" draw:control="control15"/> <text:s/>HMI </text:p>
      <text:p text:style-name="P2"/>
      <text:p text:style-name="P2"><text:tab/><draw:control text:anchor-type="as-char" svg:y="-0.1165in" draw:z-index="15" draw:name="Shape3" draw:style-name="gr3" draw:text-style-name="P7" svg:width="0.1043in" svg:height="0.1134in" draw:control="control16"/> <text:s/>THERMALS</text:p>
      <text:p text:style-name="P2"/>
      <text:p text:style-name="P2"><text:tab/><draw:control text:anchor-type="as-char" svg:y="-0.1165in" draw:z-index="16" draw:name="Shape3" draw:style-name="gr3" draw:text-style-name="P7" svg:width="0.1043in" svg:height="0.1134in" draw:control="control17"/> <text:s/>PUSH BUTTONS</text:p>
      <text:p text:style-name="P2"/>
      <text:p text:style-name="P2"><text:tab/><draw:control text:anchor-type="as-char" svg:y="-0.1165in" draw:z-index="17" draw:name="Shape3" draw:style-name="gr3" draw:text-style-name="P7" svg:width="0.1043in" svg:height="0.1134in" draw:control="control18"/> <text:s/>PRESSURES</text:p>
      <text:p text:style-name="P2"/>
      <text:p text:style-name="P3"><text:soft-page-break/><text:tab/><draw:control text:anchor-type="as-char" svg:y="-0.1165in" draw:z-index="22" draw:name="Shape3" draw:style-name="gr3" draw:text-style-name="P7" svg:width="0.1043in" svg:height="0.1134in" draw:control="control23"/> <text:s/>THERMAL MALFUNCTION</text:p>
      <text:p text:style-name="P3"><text:tab/><draw:control text:anchor-type="as-char" svg:y="-0.1165in" draw:z-index="23" draw:name="Shape3" draw:style-name="gr3" draw:text-style-name="P7" svg:width="0.1043in" svg:height="0.1134in" draw:control="control24"/> <text:s/><text:span text:style-name="T2">ENCLOSURE WORK</text:span></text:p>
      <text:p text:style-name="P3"><text:tab/><text:tab/><text:span text:style-name="T2">PB, SSW, IND.<text:tab/></text:span><text:span text:style-name="T2"><draw:control text:anchor-type="as-char" draw:z-index="30" draw:name="Shape1" draw:style-name="gr1" draw:text-style-name="P7" svg:width="1.1087in" svg:height="0.2276in" draw:control="control31"/></text:span></text:p>
      <text:p text:style-name="P6"><text:tab/><text:tab/>HMI<text:tab/><text:tab/><text:tab/><draw:control text:anchor-type="as-char" draw:z-index="31" draw:name="Shape1" draw:style-name="gr1" draw:text-style-name="P7" svg:width="1.1087in" svg:height="0.2276in" draw:control="control32"/></text:p>
      <text:p text:style-name="P6"><text:tab/><text:tab/>CABLE GLANDS<text:tab/><draw:control text:anchor-type="as-char" draw:z-index="32" draw:name="Shape1" draw:style-name="gr1" draw:text-style-name="P7" svg:width="1.1087in" svg:height="0.2276in" draw:control="control33"/></text:p>
      <text:p text:style-name="P6"><text:tab/><text:tab/>QUICK CONNECTS<text:tab/><draw:control text:anchor-type="as-char" draw:z-index="33" draw:name="Shape1" draw:style-name="gr1" draw:text-style-name="P7" svg:width="1.1087in" svg:height="0.2276in" draw:control="control34"/></text:p>
      <text:p text:style-name="P6"><text:tab/><text:tab/>10 POLE<text:tab/><text:tab/><draw:control text:anchor-type="as-char" draw:z-index="34" draw:name="Shape1" draw:style-name="gr1" draw:text-style-name="P7" svg:width="1.1087in" svg:height="0.2276in" draw:control="control35"/></text:p>
      <text:p text:style-name="P6"><text:tab/><text:tab/>16 POLE<text:tab/><text:tab/><draw:control text:anchor-type="as-char" draw:z-index="35" draw:name="Shape1" draw:style-name="gr1" draw:text-style-name="P7" svg:width="1.1087in" svg:height="0.2276in" draw:control="control36"/></text:p>
      <text:p text:style-name="P6"><text:tab/><text:tab/>COOLING FAN <text:tab/><draw:control text:anchor-type="as-char" draw:z-index="36" draw:name="Shape1" draw:style-name="gr1" draw:text-style-name="P7" svg:width="1.1087in" svg:height="0.2276in" draw:control="control37"/></text:p>
      <text:p text:style-name="P3"/>
      <text:p text:style-name="P1"/>
      <text:p text:style-name="P1"><draw:control text:anchor-type="as-char" svg:y="-0.202in" draw:z-index="5" draw:name="Shape2" draw:style-name="gr2" draw:text-style-name="P8" svg:width="1.3543in" svg:height="0.2843in" draw:control="control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8:48:35.358242194</meta:creation-date>
    <dc:date>2018-11-29T10:15:27.690918426</dc:date>
    <meta:editing-duration>PT23M18S</meta:editing-duration>
    <meta:editing-cycles>1</meta:editing-cycles>
    <meta:document-statistic meta:table-count="0" meta:image-count="0" meta:object-count="0" meta:page-count="2" meta:paragraph-count="44" meta:word-count="86" meta:character-count="635" meta:non-whitespace-character-count="444"/>
    <meta:generator>LibreOffice/5.1.6.2$Linux_X86_64 LibreOffice_project/10m0$Build-2</meta:generator>
  </office:meta>
</office:document-meta>
</file>